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Light" officeooo:rsid="00150a9e" officeooo:paragraph-rsid="00150a9e"/>
    </style:style>
    <style:style style:name="P2" style:family="paragraph" style:parent-style-name="Standard">
      <style:text-properties style:font-name="Ubuntu Light" fo:font-weight="bold" officeooo:rsid="00150a9e" officeooo:paragraph-rsid="00150a9e" style:font-weight-asian="bold" style:font-weight-complex="bold"/>
    </style:style>
    <style:style style:name="P3" style:family="paragraph" style:parent-style-name="Standard">
      <style:text-properties style:font-name="Ubuntu Light" fo:font-size="14pt" style:text-underline-style="solid" style:text-underline-width="auto" style:text-underline-color="font-color" fo:font-weight="bold" officeooo:rsid="00150a9e" officeooo:paragraph-rsid="00150a9e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50a9e"/>
    </style:style>
    <style:style style:name="P5" style:family="paragraph" style:parent-style-name="Standard" style:list-style-name="L1">
      <style:text-properties style:font-name="Ubuntu Light" officeooo:rsid="00150a9e" officeooo:paragraph-rsid="00150a9e"/>
    </style:style>
    <style:style style:name="P6" style:family="paragraph" style:parent-style-name="Standard" style:list-style-name="L2">
      <style:text-properties style:font-name="Ubuntu Light" officeooo:rsid="00150a9e" officeooo:paragraph-rsid="00150a9e"/>
    </style:style>
    <style:style style:name="P7" style:family="paragraph" style:parent-style-name="Standard" style:list-style-name="L3">
      <style:text-properties style:font-name="Ubuntu Light" officeooo:rsid="00150a9e" officeooo:paragraph-rsid="00150a9e"/>
    </style:style>
    <style:style style:name="P8" style:family="paragraph" style:parent-style-name="Standard">
      <style:text-properties style:font-name="Ubuntu Light" fo:font-size="14pt" style:text-underline-style="solid" style:text-underline-width="auto" style:text-underline-color="font-color" fo:font-weight="bold" officeooo:rsid="00150a9e" officeooo:paragraph-rsid="00150a9e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Ubuntu Light" fo:font-size="14pt" style:text-underline-style="solid" style:text-underline-width="auto" style:text-underline-color="font-color" fo:font-weight="bold" officeooo:rsid="00151be0" officeooo:paragraph-rsid="00151be0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Ubuntu Light" fo:font-weight="bold" officeooo:rsid="00150a9e" officeooo:paragraph-rsid="00150a9e" style:font-weight-asian="bold" style:font-weight-complex="bold"/>
    </style:style>
    <style:style style:name="P11" style:family="paragraph" style:parent-style-name="Standard">
      <style:text-properties style:font-name="Ubuntu Light" fo:font-size="12pt" style:text-underline-style="none" fo:font-weight="normal" officeooo:rsid="00151be0" officeooo:paragraph-rsid="00151be0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style:font-name="Ubuntu Light" officeooo:rsid="0015b1b8" officeooo:paragraph-rsid="0015b1b8"/>
    </style:style>
    <style:style style:name="P13" style:family="paragraph" style:parent-style-name="Standard" style:list-style-name="L1">
      <style:text-properties style:font-name="Ubuntu Light" officeooo:rsid="0017e060" officeooo:paragraph-rsid="0017e0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Light" officeooo:rsid="00150a9e"/>
    </style:style>
    <style:style style:name="T3" style:family="text">
      <style:text-properties style:font-name="Ubuntu Light" fo:font-weight="bold" officeooo:rsid="00150a9e" style:font-weight-asian="bold" style:font-weight-complex="bold"/>
    </style:style>
    <style:style style:name="T4" style:family="text">
      <style:text-properties officeooo:rsid="0016118f"/>
    </style:style>
    <style:style style:name="T5" style:family="text">
      <style:text-properties officeooo:rsid="0018da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umptions</text:p>
      <text:p text:style-name="P2"/>
      <text:list xml:id="list3647191257958420250" text:style-name="L1">
        <text:list-item>
          <text:p text:style-name="P5">Bidirectional links</text:p>
        </text:list-item>
        <text:list-item>
          <text:p text:style-name="P12">Removing a node removes all the links</text:p>
        </text:list-item>
        <text:list-item>
          <text:p text:style-name="P13">Fixed colors to choose from <text:span text:style-name="T5">(can be extended to more colors or spectrum)</text:span></text:p>
        </text:list-item>
      </text:list>
      <text:p text:style-name="P1"/>
      <text:p text:style-name="P3">Functionalities</text:p>
      <text:p text:style-name="P4"/>
      <text:p text:style-name="P2">Add Node</text:p>
      <text:list xml:id="list8655933608521379914" text:style-name="L2">
        <text:list-item>
          <text:p text:style-name="P6">Using shift+click for specific position</text:p>
        </text:list-item>
        <text:list-item>
          <text:p text:style-name="P6">Using add button</text:p>
        </text:list-item>
      </text:list>
      <text:p text:style-name="P4"><text:span text:style-name="T3">Add Node Text</text:span><text:span text:style-name="T2">: On new node, you get to edit the text</text:span></text:p>
      <text:p text:style-name="P1"><text:span text:style-name="T1">Edit Node Text</text:span>: shift+click on node to change text</text:p>
      <text:p text:style-name="P1"><text:span text:style-name="T1">Add Link</text:span>:Shift+click on first node, and drag to second node </text:p>
      <text:p text:style-name="P1"><text:span text:style-name="T1">Delete Node</text:span>: Click on node and delete button</text:p>
      <text:p text:style-name="P1"><text:span text:style-name="T1">Delete Link</text:span>: Click on link and delete</text:p>
      <text:p text:style-name="P1"><text:span text:style-name="T1">Move Node</text:span>: Drag the node</text:p>
      <text:p text:style-name="P2">Zoom In/Zoom Out</text:p>
      <text:list xml:id="list5429363963423178209" text:style-name="L3">
        <text:list-item>
          <text:p text:style-name="P7">Using the mouse wheel</text:p>
        </text:list-item>
        <text:list-item>
          <text:p text:style-name="P7">Using the buttons</text:p>
        </text:list-item>
      </text:list>
      <text:p text:style-name="P1"><text:span text:style-name="T1">Delete Graph:</text:span> Using the button</text:p>
      <text:p text:style-name="P1"><text:span text:style-name="T1">Save Graph:</text:span> Saves JSON file of the graph (default color and size, NEEDS WORKING)</text:p>
      <text:p text:style-name="P1"><text:span text:style-name="T1">Open Graph:</text:span> Opens a saved graph (Default color and size, NEEDS WORKING)</text:p>
      <text:p text:style-name="P2">Change Node Color</text:p>
      <text:p text:style-name="P2">Change Link Color</text:p>
      <text:p text:style-name="P2">Change Node Size</text:p>
      <text:p text:style-name="P2">Change Text Size</text:p>
      <text:p text:style-name="P2"/>
      <text:p text:style-name="P9">Disclaimer</text:p>
      <text:p text:style-name="P11"/>
      <text:p text:style-name="P11">I worked with d3 before for almost 4 months on a similar topic but with static nodes and less functionaliti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9:24:14.416204453</meta:creation-date>
    <dc:date>2015-10-02T04:05:39.912676277</dc:date>
    <meta:editing-duration>PT8H31M3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166" meta:character-count="911" meta:non-whitespace-character-count="777"/>
  </office:meta>
</office:document-meta>
</file>